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736in"/>
    </style:style>
    <style:style style:name="co2" style:family="table-column">
      <style:table-column-properties fo:break-before="auto" style:column-width="2.780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4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500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row table:style-name="ro1">
          <table:table-cell/>
          <table:table-cell office:value-type="string" calcext:value-type="string">
            <text:p>Saul</text:p>
          </table:table-cell>
          <table:table-cell/>
          <table:table-cell office:value-type="string" calcext:value-type="string">
            <text:p>David</text:p>
          </table:table-cell>
          <table:table-cell/>
        </table:table-row>
        <table:table-row table:style-name="ro2">
          <table:table-cell office:value-type="string" calcext:value-type="string">
            <text:p>Von Samuel gesalbt</text:p>
          </table:table-cell>
          <table:table-cell table:style-name="ce2" office:value-type="string" calcext:value-type="string">
            <text:p>...und du sollst ihn zum<text:span text:style-name="T1"> Fürsten salben über mein Volk Israel; und er wird mein Volk aus der Hand der Philister retten</text:span>; denn ich habe mein Volk angesehen, denn sein Geschrei ist zu mir gekommen.</text:p>
            <text:p>1sam-9-16</text:p>
          </table:table-cell>
          <table:table-cell/>
          <table:table-cell office:value-type="string" calcext:value-type="string">
            <text:p>Inmitten der Brüder gesalbt, 1sam-16-13</text:p>
          </table:table-cell>
          <table:table-cell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horsam</text:p>
          </table:table-cell>
          <table:table-cell office:value-type="string" calcext:value-type="string">
            <text:p>Saul beobachtet das Wort Gottes nicht, 1chr-10-13</text:p>
          </table:table-cell>
          <table:table-cell/>
          <table:table-cell office:value-type="string" calcext:value-type="string">
            <text:p>David tat, wie Gott ihm geboten hatte (1chr-14-16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s Gebot beachten</text:p>
          </table:table-cell>
          <table:table-cell office:value-type="string" calcext:value-type="string">
            <text:p>1sam-13-13</text:p>
          </table:table-cell>
          <table:table-cell/>
          <table:table-cell office:value-type="string" calcext:value-type="string">
            <text:p>David ass die Schaubrote (1sam-21-7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de (Vgl 1sam-4-11)</text:p>
          </table:table-cell>
          <table:table-cell office:value-type="string" calcext:value-type="string">
            <text:p>1sam-14-1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olk darf nicht essen, Vokl fältt über Beute her, isst mit Blut <text:s/>(1sam-14-24 bis 23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 office:value-type="string" calcext:value-type="string">
            <text:p>Gott über Strategie/Krieg befragen</text:p>
          </table:table-cell>
          <table:table-cell office:value-type="string" calcext:value-type="string">
            <text:p>1sam-14-37</text:p>
            <text:p>1sam-28-6</text:p>
          </table:table-cell>
          <table:table-cell/>
          <table:table-cell table:style-name="ce2" office:value-type="string" calcext:value-type="string">
            <text:p>Und David befragte Jehova und sprach: Soll ich hinziehen und diese Philister schlagen? Und Jehova sprach zu David: Ziehe hin, und schlage die Philister und rette Kehila.</text:p>
            <text:p>1sam-23-2</text:p>
            <text:p>Vgl 1sam-30-8 (Beachte auch das Ephod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4">
          <table:table-cell office:value-type="string" calcext:value-type="string">
            <text:p>Grösse</text:p>
          </table:table-cell>
          <table:table-cell office:value-type="string" calcext:value-type="string">
            <text:p>von seiner Schulter an aufwärts war er höher als alles Volk.</text:p>
            <text:p>1sam-9-2</text:p>
            <text:p/>
            <text:p>Saul klein in seinen Augen (1sam-15-17 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5">
          <table:table-cell office:value-type="string" calcext:value-type="string">
            <text:p>Brandopfer und Schlachtopfer</text:p>
          </table:table-cell>
          <table:table-cell office:value-type="string" calcext:value-type="string">
            <text:p>1sam-15-22</text:p>
          </table:table-cell>
          <table:table-cell/>
          <table:table-cell table:style-name="ce3" office:value-type="string" calcext:value-type="string">
            <text:p>Denn du hast keine Lust an Schlachtopfern, sonst gäbe ich sie; an Brandopfern hast du kein Wohlgefallen.</text:p>
            <text:p>ps-51-18, vgl 1chr-21-2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ort Gottes verwerfen/verachten</text:p>
          </table:table-cell>
          <table:table-cell office:value-type="string" calcext:value-type="string">
            <text:p>1sam-15-23</text:p>
          </table:table-cell>
          <table:table-cell/>
          <table:table-cell office:value-type="string" calcext:value-type="string">
            <text:p>2sam-12-2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6">
          <table:table-cell office:value-type="string" calcext:value-type="string">
            <text:p>Zipfel</text:p>
          </table:table-cell>
          <table:table-cell table:style-name="ce3" office:value-type="string" calcext:value-type="string">
            <text:p>Saul riss den Zipfel von Samuels Oberkleid ab</text:p>
            <text:p>1sam-15-27</text:p>
          </table:table-cell>
          <table:table-cell/>
          <table:table-cell office:value-type="string" calcext:value-type="string">
            <text:p>David schneidet einen Zipfel von Sauls Oberkleid ab</text:p>
            <text:p>1sam-24-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Default" office:value-type="string" calcext:value-type="string">
            <text:p>Beute</text:p>
          </table:table-cell>
          <table:table-cell table:style-name="Default" office:value-type="string" calcext:value-type="string">
            <text:p>1sam-15-19-ff</text:p>
          </table:table-cell>
          <table:table-cell table:style-name="Default"/>
          <table:table-cell table:style-name="Default" office:value-type="string" calcext:value-type="string">
            <text:p>1sam-30-19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16:57:41.841633288</meta:creation-date>
    <meta:generator>LibreOffice/7.4.7.2$Linux_X86_64 LibreOffice_project/40$Build-2</meta:generator>
    <dc:date>2025-05-25T01:55:27.146989103</dc:date>
    <meta:editing-duration>PT2H38M19S</meta:editing-duration>
    <meta:editing-cycles>16</meta:editing-cycles>
    <meta:document-statistic meta:table-count="1" meta:cell-count="31" meta:object-count="0"/>
  </office:meta>
</office:document-meta>
</file>